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c584"/>
    </style:style>
    <style:style style:name="T1" style:family="text">
      <style:text-properties fo:language="en" fo:country="US" officeooo:rsid="000ac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XFIYLIK SIYOSATI</text:p>
      <text:p text:style-name="Standard"/>
      <text:p text:style-name="P1"><text:span text:style-name="T1">1.</text:span>Umumiy ma’lumot </text:p>
      <text:p text:style-name="P1">1.1. Ushbu maxfiylik siyosati ALCODERSUZ tomonidan ko‘rsatiladigan xizmatlar davomida buyurtmachining shaxsiy ma’lumotlari qanday to‘planishi, saqlanishi va ishlatilishini tartibga soladi.</text:p>
      <text:p text:style-name="Standard">1.2. Buyurtmachi xizmatlardan foydalanish orqali ushbu maxfiylik siyosati qoidalariga rozilik bildiradi.</text:p>
      <text:p text:style-name="Standard"/>
      <text:p text:style-name="P1"><text:span text:style-name="T1">2.</text:span>To‘planadigan ma’lumotlar</text:p>
      <text:p text:style-name="P1">2.1. Buyurtmachi tomonidan taqdim etiladigan shaxsiy ma’lumotlar (ism, telefon raqami, elektron pochta, loyiha tafsilotlari va boshqalar) faqat kelishilgan xizmatlarni taqdim etish uchun ishlatiladi.</text:p>
      <text:p text:style-name="Standard">2.2. Buyurtmachining to‘lov ma’lumotlari faqat to‘lov jarayonini amalga oshirish uchun ishlatiladi va uchinchi tomonlarga oshkor qilinmaydi.</text:p>
      <text:p text:style-name="Standard"/>
      <text:p text:style-name="P1"><text:span text:style-name="T1">3.</text:span>Ma’lumotlardan foydalanish va himoya qilish</text:p>
      <text:p text:style-name="P1">3.1. To‘plangan ma’lumotlar uchinchi tomonlarga berilmaydi va faqat xizmatni taqdim etish doirasida ishlatiladi.</text:p>
      <text:p text:style-name="Standard">3.2. Buyurtmachining ma’lumotlari maxfiy saqlanadi va xavfsizlik choralari bilan himoyalanadi.</text:p>
      <text:p text:style-name="Standard"/>
      <text:p text:style-name="P1"><text:span text:style-name="T1">4.</text:span>O‘zgarishlar</text:p>
      <text:p text:style-name="P1">4.1. ALCODERSUZ ushbu maxfiylik siyosatini istalgan vaqtda o‘zgartirish huquqiga ega. O‘zgarishlar amalga oshirilgan taqdirda, buyurtmachiga bu haqda oldindan xabar berishga majbur emas. O'zgarishlar veb saytda e'lon qilinadi.</text:p>
      <text:p text:style-name="Standard"/>
      <text:p text:style-name="P1"><text:span text:style-name="T1">5.</text:span>Aloqa</text:p>
      <text:p text:style-name="P1">5.1. Maxfiylik siyosati bo‘yicha savollar yoki takliflar bo‘lsa, quyidagi manzilga murojaat qilish mumkin: [+998200116877]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1:43:06.478000000</meta:creation-date>
    <dc:date>2025-02-23T21:45:10.720000000</dc:date>
    <meta:editing-duration>PT2M4S</meta:editing-duration>
    <meta:editing-cycles>1</meta:editing-cycles>
    <meta:document-statistic meta:table-count="0" meta:image-count="0" meta:object-count="0" meta:page-count="1" meta:paragraph-count="14" meta:word-count="146" meta:character-count="1315" meta:non-whitespace-character-count="1182"/>
    <meta:generator>LibreOffice/24.8.4.2$Windows_X86_64 LibreOffice_project/bb3cfa12c7b1bf994ecc5649a80400d06cd71002</meta:generator>
  </office:meta>
</office:document-meta>
</file>